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D5" style:family="table-cell" style:data-style-name="N5100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5cm" style:rel-column-width="4875*"/>
    </style:style>
    <style:style style:name="表格2.B" style:family="table-column">
      <style:table-column-properties style:column-width="1.831cm" style:rel-column-width="7058*"/>
    </style:style>
    <style:style style:name="表格2.C" style:family="table-column">
      <style:table-column-properties style:column-width="9.26cm" style:rel-column-width="35701*"/>
    </style:style>
    <style:style style:name="表格2.D" style:family="table-column">
      <style:table-column-properties style:column-width="2.166cm" style:rel-column-width="8350*"/>
    </style:style>
    <style:style style:name="表格2.E" style:family="table-column">
      <style:table-column-properties style:column-width="2.477cm" style:rel-column-width="955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Text_20_body">
      <style:text-properties style:language-asian="zh" style:country-asian="CN"/>
    </style:style>
    <style:style style:name="P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Heading_20_2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 报表工具标题<text:span text:style-name="T1">：</text:span><text:span text:style-name="T1"><text:placeholder text:placeholder-type="text">&lt;$title&gt;</text:placeholder></text:span></text:p>
      <text:h text:style-name="P6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A1" office:value-type="float" office:value="0">
            <text:p text:style-name="Table_20_Heading">年龄</text:p>
          </table:table-cell>
          <table:table-cell table:style-name="表格1.D1" table:number-rows-spanned="4" office:value-type="float" office:value="0">
            <text:p text:style-name="P2">合并的格子</text:p>
          </table:table-cell>
        </table:table-row>
        <table:table-row>
          <table:table-cell table:style-name="表格1.A2" table:number-columns-spanned="3" office:value-type="float" office:value="0">
            <text:p text:style-name="Text_20_body"><text:placeholder text:placeholder-type="text">&lt;#foreach($e in $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float" office:value="0">
            <text:p text:style-name="Text_20_body"><text:placeholder text:placeholder-type="text">&lt;$e.Name&gt;</text:placeholder></text:p>
          </table:table-cell>
          <table:table-cell table:style-name="表格1.A2" office:value-type="float" office:value="0">
            <text:p text:style-name="Text_20_body"><text:placeholder text:placeholder-type="text">&lt;$e.Address&gt;</text:placeholder></text:p>
          </table:table-cell>
          <table:table-cell table:style-name="表格1.A2" office:value-type="float" office:value="0">
            <text:p text:style-name="Text_20_body"><text:placeholder text:placeholder-type="text">&lt;$e.Age&gt;</text:placeholder></text:p>
          </table:table-cell>
          <table:covered-table-cell/>
        </table:table-row>
        <table:table-row>
          <table:table-cell table:style-name="表格1.A2" table:number-columns-spanned="3" office:value-type="float" office:value="0">
            <text:p text:style-name="Text_20_body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table:number-columns-spanned="3" office:value-type="float" office:value="0">
            <text:p text:style-name="P5">测试格子，生成以后的报表需能看到这些文字</text:p>
          </table:table-cell>
          <table:covered-table-cell/>
          <table:covered-table-cell/>
          <table:table-cell table:style-name="表格1.D5">
            <text:p text:style-name="Standard"/>
          </table:table-cell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employees)&gt;</text:placeholder></text:p>
      <text:list xml:id="list37408883" text:style-name="L1">
        <text:list-item>
          <text:p text:style-name="P4"><text:placeholder text:placeholder-type="text">&lt;$e.Name&gt;</text:placeholder></text:p>
        </text:list-item>
      </text:list>
      <text:p text:style-name="Text_20_body"><text:placeholder text:placeholder-type="text">&lt;#end&gt;</text:placeholder></text:p>
      <text:h text:style-name="P7" text:outline-level="2">凭证种类表</text:h>
      <text:p text:style-name="Text_20_body"><text:placeholder text:placeholder-type="text">&lt;#set($i=1)&gt;</text:placeholder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2">序号</text:p>
          </table:table-cell>
          <table:table-cell table:style-name="表格2.A1" office:value-type="string">
            <text:p text:style-name="P2">编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P2">单价</text:p>
          </table:table-cell>
          <table:table-cell table:style-name="表格2.E1" office:value-type="string">
            <text:p text:style-name="P2">备注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foreach($c in $categories.Rows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3"><text:placeholder text:placeholder-type="text">&lt;$i&gt;</text:placeholder></text:p>
          </table:table-cell>
          <table:table-cell table:style-name="表格2.A3" office:value-type="string">
            <text:p text:style-name="Table_20_Contents"><text:placeholder text:placeholder-type="text">&lt;$c.CategoryCode&gt;</text:placeholder></text:p>
          </table:table-cell>
          <table:table-cell table:style-name="表格2.A3" office:value-type="string">
            <text:p text:style-name="Table_20_Contents"><text:placeholder text:placeholder-type="text">&lt;$c.CategoryName&gt;</text:placeholder></text:p>
          </table:table-cell>
          <table:table-cell table:style-name="表格2.A3" office:value-type="string">
            <text:p text:style-name="Table_20_Contents"><text:placeholder text:placeholder-type="text">&lt;$c.UnitPrice&gt;</text:placeholder></text:p>
          </table:table-cell>
          <table:table-cell table:style-name="表格2.A2" office:value-type="string">
            <text:p text:style-name="Table_20_Contents"><text:placeholder text:placeholder-type="text">&lt;$c.Summary&gt;</text:placeholder>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0M26S</meta:editing-duration>
    <meta:editing-cycles>109</meta:editing-cycles>
    <meta:generator>OpenOffice.org/3.2$Win32 OpenOffice.org_project/320m12$Build-9483</meta:generator>
    <dc:date>2010-08-23T17:33:49.95</dc:date>
    <meta:document-statistic meta:table-count="2" meta:image-count="0" meta:object-count="0" meta:page-count="1" meta:paragraph-count="30" meta:word-count="53" meta:character-count="309"/>
    <meta:user-defined meta:name="Info 1"/>
    <meta:user-defined meta:name="Info 2"/>
    <meta:user-defined meta:name="Info 3"/>
    <meta:user-defined meta:name="Info 4"/>
  </office:meta>
</office:document-meta>
</file>